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text-line-through-style="none" style:text-line-through-type="none" style:text-underline-style="solid" style:text-underline-width="auto" style:text-underline-color="font-color" officeooo:rsid="0030c279" officeooo:paragraph-rsid="003460ec"/>
    </style:style>
    <style:style style:name="P2" style:family="paragraph" style:parent-style-name="Text_20_body">
      <style:text-properties style:text-line-through-style="none" style:text-line-through-type="none" officeooo:rsid="003460ec" officeooo:paragraph-rsid="00324846"/>
    </style:style>
    <style:style style:name="P3" style:family="paragraph" style:parent-style-name="Text_20_body">
      <style:text-properties officeooo:rsid="001d7138" officeooo:paragraph-rsid="001d7138"/>
    </style:style>
    <style:style style:name="P4" style:family="paragraph" style:parent-style-name="Text_20_body">
      <style:text-properties officeooo:rsid="001b100e" officeooo:paragraph-rsid="003460ec"/>
    </style:style>
    <style:style style:name="P5" style:family="paragraph" style:parent-style-name="Subtitle">
      <style:text-properties officeooo:rsid="001d7138" officeooo:paragraph-rsid="001d7138"/>
    </style:style>
    <style:style style:name="P6" style:family="paragraph" style:parent-style-name="Standard">
      <style:text-properties officeooo:rsid="001d7138" officeooo:paragraph-rsid="001d7138"/>
    </style:style>
    <style:style style:name="P7" style:family="paragraph" style:parent-style-name="Text_20_body">
      <style:paragraph-properties fo:margin-top="0in" fo:margin-bottom="0in" loext:contextual-spacing="false"/>
    </style:style>
    <style:style style:name="P8" style:family="paragraph" style:parent-style-name="Standard" style:list-style-name="L4">
      <style:text-properties style:text-underline-style="solid" style:text-underline-width="auto" style:text-underline-color="font-color" officeooo:paragraph-rsid="00324846"/>
    </style:style>
    <style:style style:name="P9" style:family="paragraph" style:parent-style-name="Text_20_body" style:list-style-name="L2">
      <style:text-properties fo:background-color="#fff200"/>
    </style:style>
    <style:style style:name="P10" style:family="paragraph" style:parent-style-name="Text_20_body" style:list-style-name="L3">
      <style:text-properties style:text-line-through-style="solid" style:text-line-through-type="single" officeooo:rsid="001c01af" officeooo:paragraph-rsid="003460ec"/>
    </style:style>
    <style:style style:name="P11" style:family="paragraph" style:parent-style-name="Text_20_body" style:list-style-name="L3">
      <style:text-properties style:text-line-through-style="solid" style:text-line-through-type="single" officeooo:rsid="001f4cb0" officeooo:paragraph-rsid="003460ec"/>
    </style:style>
    <style:style style:name="P12" style:family="paragraph" style:parent-style-name="Text_20_body" style:list-style-name="L3">
      <style:text-properties style:text-line-through-style="solid" style:text-line-through-type="single" officeooo:rsid="001fdb45" officeooo:paragraph-rsid="003460ec"/>
    </style:style>
    <style:style style:name="P13" style:family="paragraph" style:parent-style-name="Text_20_body" style:list-style-name="L3">
      <style:text-properties style:text-line-through-style="solid" style:text-line-through-type="single" officeooo:rsid="00210963" officeooo:paragraph-rsid="003460ec"/>
    </style:style>
    <style:style style:name="P14" style:family="paragraph" style:parent-style-name="Text_20_body" style:list-style-name="L3">
      <style:text-properties style:text-line-through-style="solid" style:text-line-through-type="single" officeooo:rsid="0022edda" officeooo:paragraph-rsid="003460ec"/>
    </style:style>
    <style:style style:name="P15" style:family="paragraph" style:parent-style-name="Text_20_body" style:list-style-name="L3">
      <style:text-properties style:text-line-through-style="solid" style:text-line-through-type="single" officeooo:rsid="0026afd9" officeooo:paragraph-rsid="003460ec"/>
    </style:style>
    <style:style style:name="P16" style:family="paragraph" style:parent-style-name="Text_20_body" style:list-style-name="L4">
      <style:text-properties style:text-line-through-style="solid" style:text-line-through-type="single" officeooo:rsid="001b100e" officeooo:paragraph-rsid="001c01af"/>
    </style:style>
    <style:style style:name="P17" style:family="paragraph" style:parent-style-name="Text_20_body" style:list-style-name="L4">
      <style:text-properties style:text-line-through-style="solid" style:text-line-through-type="single" officeooo:rsid="00256e0e" officeooo:paragraph-rsid="00256e0e"/>
    </style:style>
    <style:style style:name="P18" style:family="paragraph" style:parent-style-name="Text_20_body" style:list-style-name="L4">
      <style:text-properties style:text-line-through-style="solid" style:text-line-through-type="single" officeooo:rsid="001b9598" officeooo:paragraph-rsid="001c01af"/>
    </style:style>
    <style:style style:name="P19" style:family="paragraph" style:parent-style-name="Text_20_body" style:list-style-name="L3">
      <style:text-properties style:text-line-through-style="none" style:text-line-through-type="none" officeooo:rsid="002d5ec5" officeooo:paragraph-rsid="003460ec"/>
    </style:style>
    <style:style style:name="P20" style:family="paragraph" style:parent-style-name="Text_20_body" style:list-style-name="L3">
      <style:text-properties style:text-line-through-style="none" style:text-line-through-type="none" fo:font-weight="normal" officeooo:rsid="003460ec" officeooo:paragraph-rsid="003460ec" style:font-weight-asian="normal" style:font-weight-complex="normal"/>
    </style:style>
    <style:style style:name="P21" style:family="paragraph" style:parent-style-name="Text_20_body" style:list-style-name="L3">
      <style:text-properties style:text-line-through-style="none" style:text-line-through-type="none" fo:font-weight="normal" officeooo:rsid="0039976f" officeooo:paragraph-rsid="0039976f" style:font-weight-asian="normal" style:font-weight-complex="normal"/>
    </style:style>
    <style:style style:name="P22" style:family="paragraph" style:parent-style-name="Text_20_body" style:list-style-name="L3">
      <style:text-properties style:text-line-through-style="none" style:text-line-through-type="none" fo:font-weight="normal" officeooo:rsid="003a3f8a" officeooo:paragraph-rsid="003a3f8a" style:font-weight-asian="normal" style:font-weight-complex="normal"/>
    </style:style>
    <style:style style:name="P23" style:family="paragraph" style:parent-style-name="Text_20_body" style:list-style-name="L5">
      <style:text-properties style:text-line-through-style="none" style:text-line-through-type="none" officeooo:rsid="002ad80e" officeooo:paragraph-rsid="002ad80e"/>
    </style:style>
    <style:style style:name="P24" style:family="paragraph" style:parent-style-name="Text_20_body" style:list-style-name="L4">
      <style:text-properties officeooo:rsid="0023c4e3" officeooo:paragraph-rsid="0023c4e3"/>
    </style:style>
    <style:style style:name="P25" style:family="paragraph" style:parent-style-name="Text_20_body" style:list-style-name="L2">
      <style:paragraph-properties fo:margin-top="0in" fo:margin-bottom="0in" loext:contextual-spacing="false"/>
      <style:text-properties fo:background-color="#fff200"/>
    </style:style>
    <style:style style:name="P26" style:family="paragraph" style:parent-style-name="Heading_20_1" style:list-style-name="L1">
      <style:text-properties officeooo:rsid="0036c77a" officeooo:paragraph-rsid="0036c77a"/>
    </style:style>
    <style:style style:name="P27" style:family="paragraph" style:parent-style-name="Heading_20_1" style:list-style-name="L1">
      <style:text-properties officeooo:rsid="001c01af" officeooo:paragraph-rsid="003460ec"/>
    </style:style>
    <style:style style:name="P28" style:family="paragraph" style:parent-style-name="Heading_20_1" style:list-style-name="L1">
      <style:text-properties officeooo:rsid="001c01af" officeooo:paragraph-rsid="001c01af"/>
    </style:style>
    <style:style style:name="T1" style:family="text">
      <style:text-properties fo:language="es" fo:country="ES"/>
    </style:style>
    <style:style style:name="T2" style:family="text">
      <style:text-properties style:text-line-through-style="none" style:text-line-through-type="none" style:text-blinking="false"/>
    </style:style>
    <style:style style:name="T3" style:family="text">
      <style:text-properties style:text-line-through-style="none" style:text-line-through-type="none" officeooo:rsid="002ccf51" style:text-blinking="false"/>
    </style:style>
    <style:style style:name="T4" style:family="text">
      <style:text-properties style:text-line-through-style="none" style:text-line-through-type="none" officeooo:rsid="002ccf51" style:text-blinking="false" fo:background-color="#ffffff" loext:char-shading-value="0"/>
    </style:style>
    <style:style style:name="T5" style:family="text">
      <style:text-properties style:text-line-through-style="none" style:text-line-through-type="none" officeooo:rsid="00324846" style:text-blinking="false"/>
    </style:style>
    <style:style style:name="T6" style:family="text">
      <style:text-properties fo:color="#000000" style:text-line-through-style="none" style:text-line-through-type="none" style:font-name="Droid Sans Mono" fo:font-size="10pt" fo:font-weight="normal" officeooo:rsid="002ccf51" fo:background-color="#ffffff" loext:char-shading-value="0"/>
    </style:style>
    <style:style style:name="T7" style:family="text">
      <style:text-properties fo:color="#000000" style:text-line-through-style="none" style:text-line-through-type="none" officeooo:rsid="002ccf51" style:text-blinking="false" fo:background-color="#ffffff" loext:char-shading-value="0"/>
    </style:style>
    <style:style style:name="T8" style:family="text">
      <style:text-properties fo:color="#000000" style:text-line-through-style="none" style:text-line-through-type="none" officeooo:rsid="002ccf51" style:text-blinking="false"/>
    </style:style>
    <style:style style:name="T9" style:family="text">
      <style:text-properties officeooo:rsid="0035d56a"/>
    </style:style>
    <style:style style:name="T10" style:family="text">
      <style:text-properties fo:background-color="#fff200" loext:char-shading-value="0"/>
    </style:style>
    <style:style style:name="T1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UDAS Y TO DO</text:p>
      <text:p text:style-name="P5">Práctica de programación paralela con OpenMP</text:p>
      <text:list xml:id="list3686190089" text:style-name="L1">
        <text:list-item>
          <text:h text:style-name="P26" text:outline-level="1">NOTAS PROFESOR</text:h>
        </text:list-item>
      </text:list>
      <text:section text:style-name="Sect1" text:name="yui_3_17_2_1_1574202908709_39">
        <text:section text:style-name="Sect1" text:name="yui_3_17_2_1_1574202908709_38">
          <text:p text:style-name="Standard"/>
          <text:section text:style-name="Sect1" text:name="yui_3_17_2_1_1574202908709_37">
            <text:p text:style-name="Text_20_body">Buenos días, </text:p>
            <text:p text:style-name="Text_20_body"/>
            <text:p text:style-name="Text_20_body">Os recuerdo que el corrector tiene un margen de +/-5 unidades en los valores de init_conf y out, por lo que el fallo en decimales cuando se incrementan las iteraciones y los asteroides/planetas no debería ser algo crítico. Es más importante que os cuadren los resultados del paralelo con vuestro secuencial, ya que ahí no hay diferencia en las operaciones, ya que sabéis en qué orden las habéis implementado vosotros. </text:p>
            <text:p text:style-name="Text_20_body"/>
            <text:p text:style-name="Text_20_body"><text:span text:style-name="T10">Además, sobre la memoria, en el apartado de pruebas funcionales espero ver una matriz donde se indiquen las pruebas que habéis pasado para determinar que vuestro programa cumple con los requisitos y las funcionalidades pedidas, además del control de errores que siempre debe hacerse. En el apartado de pruebas de rendimiento, los cálculos del speedup es conveniente hacerlos en una gráfica, donde el eje x es el número de threads en esa ejecución y el eje Y el speedup obtenido frente al caso secuencial</text:span>. </text:p>
          </text:section>
        </text:section>
      </text:section>
      <text:p text:style-name="P6"/>
      <text:section text:style-name="Sect1" text:name="yui_3_17_2_1_1574281824275_39">
        <text:section text:style-name="Sect1" text:name="yui_3_17_2_1_1574281824275_38">
          <text:p text:style-name="Standard"/>
          <text:section text:style-name="Sect1" text:name="yui_3_17_2_1_1574281824275_37">
            <text:p text:style-name="Text_20_body">Buenos días, </text:p>
            <text:p text:style-name="Text_20_body">Tras el aviso de ayer sobre el fallo detectado en el binario proporcionado:</text:p>
            <text:list xml:id="list1632066742" text:style-name="L2">
              <text:list-item>
                <text:p text:style-name="P25"><text:span text:style-name="T11">Las fuerzas que ejercen los planetas sobre los asteroides deben calcularse siempre</text:span> (según el enunciado, no se deben calcular si la distancia entre el asteroide A y el planeta B es menor de 5. Esto se suprime).</text:p>
              </text:list-item>
              <text:list-item>
                <text:p text:style-name="P9">La distancia mínima sigue siendo 5 y no afecta a los rebotes ni con los bordes ni con otros asteroides. </text:p>
              </text:list-item>
            </text:list>
            <text:p text:style-name="P7">Se retrasa la entrega de la práctica hasta el <text:span text:style-name="T11">Lunes 25 de noviembre a las 12.00 (medio día) </text:span>para facilitar la modificación de los programas y sus pruebas de funcionalidad. </text:p>
            <text:p text:style-name="P7"/>
            <text:p text:style-name="P7">Un saludo,</text:p>
            <text:p text:style-name="P7">Alberto</text:p>
          </text:section>
        </text:section>
      </text:section>
      <text:p text:style-name="P3"/>
      <text:list xml:id="list3018413640215" text:continue-list="list3686190089" text:style-name="L1">
        <text:list-item>
          <text:h text:style-name="P27" text:outline-level="1">TO DO</text:h>
        </text:list-item>
      </text:list>
      <text:p text:style-name="P4"/>
      <text:list xml:id="list2933079900" text:style-name="L3">
        <text:list-item>
          <text:p text:style-name="P10"><text:soft-page-break/>Revisar que no sólo los rebotes y TAMBIÉN los cálculos de fuerzas se tengan en cuenta sólo cuando la distancia sea mayor de 5.</text:p>
        </text:list-item>
        <text:list-item>
          <text:p text:style-name="P11">Revisar si se puede divir en varias líneas las que son demasiado largas</text:p>
        </text:list-item>
        <text:list-item>
          <text:p text:style-name="P12">Revisar el orden de las funciones en la metodos.h para que sigan el mismo orden lógico que en el main.</text:p>
        </text:list-item>
        <text:list-item>
          <text:p text:style-name="P13">Revisar las ecuaciones de cada cálculo.</text:p>
        </text:list-item>
        <text:list-item>
          <text:p text:style-name="P14">Cmprobar correcto funcionamiento de versión secuencial en guernika</text:p>
        </text:list-item>
        <text:list-item>
          <text:p text:style-name="P15">El archivo stepbystep debe mostrar 3 o 6 decimales?</text:p>
        </text:list-item>
      </text:list>
      <text:p text:style-name="P1"/>
      <text:list xml:id="list3020145538218" text:continue-numbering="true" text:style-name="L3">
        <text:list-item>
          <text:p text:style-name="P19">Puedes hacer la comparación con el programa proporcionado con el comando “time”. Pero no es algo crítico este aspecto. Las diferencias de tiempo se deben apreciar en las pruebas que hagáis.</text:p>
        </text:list-item>
        <text:list-item>
          <text:p text:style-name="P20">Al acabar los tests, borrar impresión de tiempos <text:span text:style-name="T9">y comentar la impresión del número de núcleos.</text:span></text:p>
        </text:list-item>
        <text:list-item>
          <text:p text:style-name="P21">Indicar en la memoria que se han dividido en la medida de lo posible las funciones de cálculo entre versión para x y versíon para y, y versión para asteroides y versión para planetas, de forma que se pueda aprovechar al máximo la paralelización. Se ha implementado de esta manera también en la versión secuencial para que sean versiones equiovalentes.</text:p>
        </text:list-item>
        <text:list-item>
          <text:p text:style-name="P22">Indicar que esta “optimización” de separar las funciones no está en la versión seq_no_opt</text:p>
          <text:p text:style-name="P20"/>
        </text:list-item>
      </text:list>
      <text:list xml:id="list3019018774655" text:continue-list="list3018413640215" text:style-name="L1">
        <text:list-item>
          <text:h text:style-name="P28" text:outline-level="1">DUDAS</text:h>
        </text:list-item>
      </text:list>
      <text:list xml:id="list3005616913" text:style-name="L4">
        <text:list-item>
          <text:p text:style-name="P16">Archivo stepbystep binario ejecutable???</text:p>
        </text:list-item>
        <text:list-item>
          <text:p text:style-name="P17"><text:span text:style-name="T1">salida </text:span>stepbystep.txt debe ser reemplazado o se añaden los registros sin borrar los anteriores??</text:p>
        </text:list-item>
        <text:list-item>
          <text:p text:style-name="P24">como medir tiempos medios por iteración del programa original de referencia nasteroids2019?</text:p>
        </text:list-item>
        <text:list-item>
          <text:p text:style-name="P18">Evaluación de secuencial y paralelo segúyn binario nasteroids??? (ver aviso aula global)</text:p>
        </text:list-item>
        <text:list-item>
          <text:p text:style-name="P8"><text:span text:style-name="T3">El fichero init_conf.txt me da igual que el de referencia los asteroides, pero no los planetas a pesar hacerlo igual que con los asteroides que sí coinciden y de estar colocados en el orden adecuado en los laterales (comprobado). Parece una diferencia en uso de función random a pesar de ser la misma semilla de entrada. (He probado incluso usando la misma variable-valo</text:span><text:span text:style-name="T4">r</text:span><text:span text:style-name="T7"> </text:span><text:span text:style-name="T6">default_random_engine semilla_f{semilla};</text:span><text:span text:style-name="T7"> </text:span><text:span text:style-name="T8">ta</text:span><text:span text:style-name="T3">nto para generar los asteroides (que sí me coinciden) como los planetas.</text:span></text:p>
          <text:p text:style-name="P8"><text:span text:style-name="T5">P</text:span><text:span text:style-name="T2">or lo tanto es</text:span> seguro que con distintas posiciones de los planetas generarán distintas fuerzas gravitatorias por lo que mi stepbystep.txt y out.txt no pueden ser iguales al hacer “diff” con nasteroids2019.</text:p>
          <text:p text:style-name="P8"><text:soft-page-break/>Así lo indicaré en la memoria, porque no le veo solución, no tiene mucho sentido coincidiendo los asteroides.</text:p>
        </text:list-item>
      </text:list>
      <text:p text:style-name="P2"/>
      <text:list xml:id="list4216995570" text:style-name="L5">
        <text:list-header>
          <text:p text:style-name="P2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02:00:37.367937110</meta:creation-date>
    <dc:date>2019-11-23T00:30:17.941772370</dc:date>
    <meta:editing-duration>PT1H10M27S</meta:editing-duration>
    <meta:editing-cycles>30</meta:editing-cycles>
    <meta:generator>LibreOffice/6.0.7.3$Linux_X86_64 LibreOffice_project/00m0$Build-3</meta:generator>
    <meta:document-statistic meta:table-count="0" meta:image-count="0" meta:object-count="0" meta:page-count="3" meta:paragraph-count="32" meta:word-count="666" meta:character-count="3942" meta:non-whitespace-character-count="3322"/>
  </office:meta>
</office:document-meta>
</file>